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0.5in" fo:text-indent="-0.25in">
        <style:tab-stops/>
      </style:paragraph-properties>
    </style:style>
    <style:style style:name="P2" style:parent-style-name="Paragraphedeliste" style:family="paragraph">
      <style:text-properties style:font-name="Times New Roman" style:font-name-complex="Times New Roman" fo:font-size="14pt" style:font-size-asian="14pt" style:font-size-complex="14pt"/>
    </style:style>
    <style:style style:name="P3" style:parent-style-name="Paragraphedeliste" style:list-style-name="LFO5" style:family="paragraph">
      <style:text-properties style:font-name="Times New Roman" style:font-name-complex="Times New Roman" fo:font-size="14pt" style:font-size-asian="14pt" style:font-size-complex="14pt"/>
    </style:style>
    <style:style style:name="P4" style:parent-style-name="Paragraphedeliste" style:list-style-name="LFO5" style:family="paragraph">
      <style:text-properties style:font-name="Times New Roman" style:font-name-complex="Times New Roman" fo:font-size="14pt" style:font-size-asian="14pt" style:font-size-complex="14pt"/>
    </style:style>
    <style:style style:name="P5" style:parent-style-name="Paragraphedeliste" style:list-style-name="LFO5" style:family="paragraph">
      <style:text-properties style:font-name="Times New Roman" style:font-name-complex="Times New Roman" fo:font-size="14pt" style:font-size-asian="14pt" style:font-size-complex="14pt"/>
    </style:style>
    <style:style style:name="P6" style:parent-style-name="Paragraphedeliste" style:list-style-name="LFO5" style:family="paragraph">
      <style:text-properties style:font-name="Times New Roman" style:font-name-complex="Times New Roman" fo:font-size="14pt" style:font-size-asian="14pt" style:font-size-complex="14pt"/>
    </style:style>
    <style:style style:name="P7" style:parent-style-name="Paragraphedeliste" style:list-style-name="LFO5" style:family="paragraph">
      <style:text-properties style:font-name="Times New Roman" style:font-name-complex="Times New Roman" fo:font-size="14pt" style:font-size-asian="14pt" style:font-size-complex="14pt"/>
    </style:style>
    <style:style style:name="P8" style:parent-style-name="Paragraphedeliste" style:list-style-name="LFO5" style:family="paragraph">
      <style:text-properties style:font-name="Times New Roman" style:font-name-complex="Times New Roman" fo:font-size="14pt" style:font-size-asian="14pt" style:font-size-complex="14pt"/>
    </style:style>
    <style:style style:name="P9" style:parent-style-name="Paragraphedeliste" style:list-style-name="LFO5" style:family="paragraph">
      <style:text-properties style:font-name="Times New Roman" style:font-name-complex="Times New Roman" fo:font-size="14pt" style:font-size-asian="14pt" style:font-size-complex="14pt"/>
    </style:style>
    <style:style style:name="P10" style:parent-style-name="Paragraphedeliste" style:list-style-name="LFO5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Paragraphedeliste" style:list-style-name="LFO5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Paragraphedeliste" style:list-style-name="LFO5" style:family="paragraph">
      <style:text-properties style:font-name="Times New Roman" style:font-name-complex="Times New Roman" fo:font-size="14pt" style:font-size-asian="14pt" style:font-size-complex="14pt"/>
    </style:style>
    <style:style style:name="P13" style:parent-style-name="Paragraphedeliste" style:list-style-name="LFO5" style:family="paragraph">
      <style:text-properties style:font-name="Times New Roman" style:font-name-complex="Times New Roman" fo:font-size="14pt" style:font-size-asian="14pt" style:font-size-complex="14pt"/>
    </style:style>
    <style:style style:name="P14" style:parent-style-name="Paragraphedeliste" style:list-style-name="LFO5" style:family="paragraph">
      <style:text-properties style:font-name="Times New Roman" style:font-name-complex="Times New Roman" fo:font-size="14pt" style:font-size-asian="14pt" style:font-size-complex="14pt"/>
    </style:style>
    <style:style style:name="P15" style:parent-style-name="Paragraphedeliste" style:list-style-name="LFO5" style:family="paragraph">
      <style:text-properties style:font-name="Times New Roman" style:font-name-complex="Times New Roman" fo:font-size="14pt" style:font-size-asian="14pt" style:font-size-complex="14pt"/>
    </style:style>
    <style:style style:name="P16" style:parent-style-name="Paragraphedeliste" style:list-style-name="LFO5" style:family="paragraph">
      <style:text-properties style:font-name="Times New Roman" style:font-name-complex="Times New Roman" fo:font-size="14pt" style:font-size-asian="14pt" style:font-size-complex="14pt"/>
    </style:style>
    <style:style style:name="P17" style:parent-style-name="Paragraphedeliste" style:list-style-name="LFO5" style:family="paragraph">
      <style:text-properties style:font-name="Times New Roman" style:font-name-complex="Times New Roman" fo:font-size="14pt" style:font-size-asian="14pt" style:font-size-complex="14pt"/>
    </style:style>
    <style:style style:name="P18" style:parent-style-name="Paragraphedeliste" style:list-style-name="LFO5" style:family="paragraph"/>
    <style:style style:name="T19" style:parent-style-name="Policepardéfaut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/>
      <text:p text:style-name="P2">Questionnaire !</text:p>
      <text:list text:style-name="LFO5" text:continue-numbering="true">
        <text:list-item>
          <text:p text:style-name="P3">Quel est votre âge ?</text:p>
        </text:list-item>
        <text:list-item>
          <text:p text:style-name="P4">Quel est votre sexe ?</text:p>
        </text:list-item>
        <text:list-item>
          <text:p text:style-name="P5">Quel est votre statut actuel ?<text:s/></text:p>
        </text:list-item>
        <text:list-item>
          <text:p text:style-name="P6">Êtes-vous célibataire, en couple, marié(e), avec enfants ?</text:p>
        </text:list-item>
        <text:list-item>
          <text:p text:style-name="P7">Quel est votre salaire annuel approximatif ?</text:p>
        </text:list-item>
        <text:list-item>
          <text:p text:style-name="P8">Comment décririez-vous votre style de vie ?<text:s/></text:p>
        </text:list-item>
        <text:list-item>
          <text:p text:style-name="P9">Possédez-vous une voiture personnelle ?</text:p>
        </text:list-item>
        <text:list-item>
          <text:p text:style-name="P10">Avez-vous déjà transporté quelqu’un en covoiturage sans passer par une application ?</text:p>
        </text:list-item>
        <text:list-item>
          <text:p text:style-name="P11">À quelle fréquence vous déplacez-vous entre les villes ?</text:p>
        </text:list-item>
        <text:list-item>
          <text:p text:style-name="P12">Quels sont vos moyens de transport les plus utilisés ?<text:s/></text:p>
        </text:list-item>
        <text:list-item>
          <text:p text:style-name="P13">Avez-vous déjà utilisé une application de covoiturage ? Laquelle ?</text:p>
        </text:list-item>
        <text:list-item>
          <text:p text:style-name="P14">Quel rôle jouez-vous habituellement en covoiturage ?</text:p>
        </text:list-item>
        <text:list-item>
          <text:p text:style-name="P15">Quelle distance parcourez-vous en moyenne lors de vos trajets réguliers ?</text:p>
        </text:list-item>
        <text:list-item>
          <text:p text:style-name="P16">À quels moments utilisez-vous généralement le covoiturage ?<text:s/></text:p>
        </text:list-item>
        <text:list-item>
          <text:p text:style-name="P17">Quel est votre principal objectif en utilisant une application de covoiturage ?<text:s/></text:p>
        </text:list-item>
        <text:list-item>
          <text:p text:style-name="P18"><text:span text:style-name="T19">Quels sont les freins qui vous empêchent d’utiliser le covoiturage ?<text:s/>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Youssef HERGLI</meta:initial-creator>
    <dc:creator>Youssef HERGLI</dc:creator>
    <meta:creation-date>2025-04-15T11:00:00Z</meta:creation-date>
    <dc:date>2025-04-15T14:49:00Z</dc:date>
    <meta:template xlink:href="Normal" xlink:type="simple"/>
    <meta:editing-cycles>1</meta:editing-cycles>
    <meta:editing-duration>PT13680S</meta:editing-duration>
    <meta:document-statistic meta:page-count="1" meta:paragraph-count="1" meta:word-count="136" meta:character-count="885" meta:row-count="6" meta:non-whitespace-character-count="750"/>
  </office:meta>
</office:document-meta>
</file>